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07H04M23.531051S" calcext:value-type="time">
            <text:p>1007:0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32H30M49.392S" calcext:value-type="time">
            <text:p>32:3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07:51:02.0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9T10:28:05.882000000</dc:date>
    <meta:editing-duration>P44DT5H36M30S</meta:editing-duration>
    <meta:editing-cycles>1172</meta:editing-cycles>
    <meta:generator>LibreOffice/7.2.6.2$Windows_X86_64 LibreOffice_project/b0ec3a565991f7569a5a7f5d24fed7f52653d754</meta:generator>
    <meta:document-statistic meta:table-count="2" meta:cell-count="1476" meta:object-count="0"/>
  </office:meta>
</office:document-meta>
</file>